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single_seria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dsd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u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xp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rm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c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wa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p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otg</text:p>
          </table:table-cell>
          <table:table-cell table:number-columns-repeated="2" office:value-type="float" office:value="28521279.354162" calcext:value-type="float">
            <text:p>28521279.354162</text:p>
          </table:table-cell>
        </table:table-row>
        <table:table-row table:style-name="ro1">
          <table:table-cell office:value-type="string" calcext:value-type="string">
            <text:p>srotm</text:p>
          </table:table-cell>
          <table:table-cell table:number-columns-repeated="2" office:value-type="float" office:value="28521279.354162" calcext:value-type="float">
            <text:p>28521279.354162</text:p>
          </table:table-cell>
        </table:table-row>
        <table:table-row table:style-name="ro1">
          <table:table-cell office:value-type="string" calcext:value-type="string">
            <text:p>sgemm</text:p>
          </table:table-cell>
          <table:table-cell table:number-columns-repeated="2" office:value-type="float" office:value="28521279.354162" calcext:value-type="float">
            <text:p>28521279.35416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blas_sdsdot: 181148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dsdot: 187609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dot: 167599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dot: 171805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asum: 99726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asum: 95566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axpy: 227689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axpy: 237734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nrm2: 138533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nrm2: 93494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scal: 150571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scal: 162378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swap: 310587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swap: 302467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copy: 238425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copy: 236365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: 314007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: 305454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g: 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g: 0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rotm: 358232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rotm: 311073 micro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las_sgemm: 8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_sgemm: 38218 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0:05:04.281074736</dc:date>
    <meta:editing-duration>PT6M44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